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3152" officeooo:paragraph-rsid="00193152"/>
    </style:style>
    <style:style style:name="P2" style:family="paragraph" style:parent-style-name="Standard">
      <style:text-properties fo:font-size="14pt" fo:font-weight="bold" officeooo:rsid="00193152" officeooo:paragraph-rsid="00193152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a0d17" officeooo:paragraph-rsid="001a0d17"/>
    </style:style>
    <style:style style:name="P4" style:family="paragraph" style:parent-style-name="Standard">
      <style:text-properties officeooo:rsid="001aef97" officeooo:paragraph-rsid="001aef97"/>
    </style:style>
    <style:style style:name="P5" style:family="paragraph" style:parent-style-name="Standard">
      <style:text-properties officeooo:rsid="001c21b0" officeooo:paragraph-rsid="001c21b0"/>
    </style:style>
    <style:style style:name="P6" style:family="paragraph" style:parent-style-name="Standard">
      <style:text-properties officeooo:rsid="0026f3f2" officeooo:paragraph-rsid="0026f3f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a0d1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ef97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c21b0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d1e4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f0391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20edd9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15f55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2181c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357b2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4fc37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1aef97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Les tables en sql propsée :</text:span></text:p>
      <text:p text:style-name="P1"><text:span text:style-name="T2"/></text:p>
      <text:p text:style-name="P3"><text:span text:style-name="T1">Auteur (</text:span><text:span text:style-name="T12">Nom,Prénom,adresseEmail</text:span><text:span text:style-name="T1">,mot_de_passe,Date_de_naissance,)</text:span></text:p>
      <text:p text:style-name="P3"><text:span text:style-name="T1">Publication(</text:span><text:span text:style-name="T12">Tit</text:span><text:span text:style-name="T13">r</text:span><text:span text:style-name="T12">e,Type,</text:span><text:span text:style-name="T1">Date,NomAuteur,CoAuteur,Édition</text:span><text:span text:style-name="T3">)</text:span></text:p>
      <text:p text:style-name="P5"><text:span text:style-name="T3">T</text:span><text:span text:style-name="T1">hème(Type,Sous_thème) ;</text:span></text:p>
      <text:p text:style-name="P4"><text:span text:style-name="T1">Livre(Titre,</text:span><text:span text:style-name="T6">T</text:span><text:span text:style-name="T7">ype</text:span><text:span text:style-name="T9">_du_thème</text:span><text:span text:style-name="T5">,</text:span><text:span text:style-name="T1">Nomauteur,DateDePublication,Édition,NombredePages) ;</text:span></text:p>
      <text:p text:style-name="P4"><text:span text:style-name="T1">Conférence(Titre,</text:span><text:span text:style-name="T11">Inervenant</text:span><text:span text:style-name="T10">,</text:span><text:span text:style-name="T4">Durée,T</text:span><text:span text:style-name="T8">ype_</text:span><text:span text:style-name="T9">du_thème</text:span><text:span text:style-name="T1">)</text:span></text:p>
      <text:p text:style-name="P6"><text:span text:style-name="T1">Revue (Titre,Type,Date_de_parution,Nombre_articles,Parution) ;</text:span></text:p>
      <text:p text:style-name="P6"><text:span text:style-name="T1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30:03.367216852</meta:creation-date>
    <dc:date>2018-02-13T15:18:54.825869864</dc:date>
    <meta:editing-duration>PT28M35S</meta:editing-duration>
    <meta:editing-cycles>10</meta:editing-cycles>
    <meta:generator>LibreOffice/5.3.7.2$Linux_X86_64 LibreOffice_project/6b8ed514a9f8b44d37a1b96673cbbdd077e24059</meta:generator>
    <meta:document-statistic meta:table-count="0" meta:image-count="0" meta:object-count="0" meta:page-count="1" meta:paragraph-count="7" meta:word-count="17" meta:character-count="358" meta:non-whitespace-character-count="348"/>
  </office:meta>
</office:document-meta>
</file>